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5.002cm"/>
    </style:style>
    <style:style style:name="co3" style:family="table-column">
      <style:table-column-properties fo:break-before="auto" style:column-width="5.854cm"/>
    </style:style>
    <style:style style:name="co4" style:family="table-column">
      <style:table-column-properties fo:break-before="auto" style:column-width="11.072cm"/>
    </style:style>
    <style:style style:name="co5" style:family="table-column">
      <style:table-column-properties fo:break-before="auto" style:column-width="9.35cm"/>
    </style:style>
    <style:style style:name="co6" style:family="table-column">
      <style:table-column-properties fo:break-before="auto" style:column-width="9.878cm"/>
    </style:style>
    <style:style style:name="co7" style:family="table-column">
      <style:table-column-properties fo:break-before="auto" style:column-width="18.314cm"/>
    </style:style>
    <style:style style:name="co8" style:family="table-column">
      <style:table-column-properties fo:break-before="auto" style:column-width="2.484cm"/>
    </style:style>
    <style:style style:name="co9"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style:paragraph-properties fo:text-align="center" fo:margin-left="0cm"/>
      <style:text-properties style:font-name="Arial"/>
    </style:style>
    <style:style style:name="ce3" style:family="table-cell" style:parent-style-name="Excel_20_Built-in_20_Normal">
      <style:table-cell-properties fo:background-color="#dddddd" style:text-align-source="fix" style:repeat-content="false"/>
      <style:paragraph-properties fo:text-align="center" fo:margin-left="0cm"/>
      <style:text-properties style:font-name="Arial"/>
    </style:style>
    <style:style style:name="ce4" style:family="table-cell" style:parent-style-name="Excel_20_Built-in_20_Normal">
      <style:text-properties style:font-name="Arial"/>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fo:background-color="#dddddd"/>
      <style:text-properties style:font-name="Arial"/>
    </style:style>
    <style:style style:name="ce7" style:family="table-cell" style:parent-style-name="Excel_20_Built-in_20_Normal">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Normal">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0" table:default-cell-style-name="Excel_20_Built-in_20_Normal"/>
        <table:table-column table:style-name="co9" table:number-columns-repeated="997" table:default-cell-style-name="Excel_20_Built-in_20_Normal"/>
        <table:table-row table:style-name="ro1">
          <table:table-cell table:style-name="ce1" office:value-type="string">
            <text:p>Numéro</text:p>
          </table:table-cell>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0" table:number-columns-repeated="20"/>
          <table:table-cell table:number-columns-repeated="997"/>
        </table:table-row>
        <table:table-row table:style-name="ro1">
          <table:table-cell table:style-name="ce2"/>
          <table:table-cell table:style-name="ce5" office:value-type="string">
            <text:p>(SEO ou accessibilité ?)</text:p>
          </table:table-cell>
          <table:table-cell table:style-name="ce4" table:number-columns-repeated="3"/>
          <table:table-cell table:style-name="ce7"/>
          <table:table-cell table:style-name="ce4"/>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2">
          <table:table-cell table:style-name="ce2" office:value-type="float" office:value="1">
            <text:p>1</text:p>
          </table:table-cell>
          <table:table-cell table:style-name="ce4" office:value-type="string">
            <text:p>Accessibilité </text:p>
          </table:table-cell>
          <table:table-cell table:style-name="ce4" office:value-type="string">
            <text:p>Erreur de liens dans la page n°2</text:p>
          </table:table-cell>
          <table:table-cell table:style-name="ce4" office:value-type="string">
            <text:p>Les liens importés dans le code de la page n°2 sont erronés</text:p>
          </table:table-cell>
          <table:table-cell table:style-name="ce4" office:value-type="string">
            <text:p>Mettre des liens qui correspondent aux fichiers du dossier</text:p>
          </table:table-cell>
          <table:table-cell table:style-name="ce7" office:value-type="string">
            <text:p>Modifiez les différents liens erronés par les bons liens présents dans le dossier</text:p>
          </table:table-cell>
          <table:table-cell table:style-name="ce4" office:value-type="string">
            <text:p><text:a xlink:href="https://developer.mozilla.org/fr/docs/Web/HTML/Element/link">https://developer.mozilla.org/fr/docs/Web/HTML/Element/link</text:a></text:p>
          </table:table-cell>
          <table:table-cell table:number-columns-repeated="1017"/>
        </table:table-row>
        <table:table-row table:style-name="ro2">
          <table:table-cell table:style-name="ce2"/>
          <table:table-cell table:style-name="ce4" table:number-columns-repeated="4"/>
          <table:table-cell table:style-name="ce7"/>
          <table:table-cell table:style-name="ce4"/>
          <table:table-cell table:number-columns-repeated="1017"/>
        </table:table-row>
        <table:table-row table:style-name="ro2">
          <table:table-cell table:style-name="ce2" office:value-type="float" office:value="2">
            <text:p>2</text:p>
          </table:table-cell>
          <table:table-cell table:style-name="ce4" office:value-type="string">
            <text:p>SEO</text:p>
          </table:table-cell>
          <table:table-cell table:style-name="ce4" office:value-type="string">
            <text:p>Pratiques Black Hat</text:p>
          </table:table-cell>
          <table:table-cell table:style-name="ce4" office:value-type="string">
            <text:p>Présence de mots clefs cachés à la vue des gens (Même couleur que le fond , ou texte de taille 1px) (Ferme de liens présent dans la fin de page) (Abus de mots clefs dans les balises alt)</text:p>
          </table:table-cell>
          <table:table-cell table:style-name="ce4" office:value-type="string">
            <text:p>Ne pas adopter de pratiques black hat étant donné que cela peut annihiler le référencement du site web</text:p>
          </table:table-cell>
          <table:table-cell table:style-name="ce7" office:value-type="string">
            <text:p>Modification des parties ou les black hat sont présents ou suppression de certaines parties</text:p>
          </table:table-cell>
          <table:table-cell table:style-name="ce4" office:value-type="string">
            <text:p>N’utilisez pas de liens ou de textes cachés (par exemple un texte blanc sur fond blanc) au risque que Google considère la manœuvre comme une tentative malhonnête pour essayer d’influencer votre classement dans les moteurs de recherche. (<text:a xlink:href="https://www.matthieu-tranvan.fr/referencement-naturel/checklist-seo-25-bonnes-pratiques-on-site-pour-renforcer-votre-referencement-naturel.html?utm_medium=email&amp;utm_content=nov-18-has-completed-mentoring-session-student&amp;bsft_clkid=e09cf411-502b-4ccd-ac41-82cada94c21b&amp;bsft_uid=015112b3-c0d2-4076-a9b4-dbd7dd4ab566&amp;bsft_mid=60340b7f-9160-4909-849d-e9b74d3c9382&amp;bsft_eid=7244055d-47f0-a6f2-c394-7a20ebb3a726&amp;bsft_txnid=faba7694-39ef-409e-9513-fc0e6cce0e0f&amp;bsft_mime_type=html&amp;bsft_ek=2021-05-26T14%3A37%3A38Z&amp;bsft_aaid=a265d396-7432-4eb2-9c9a-ba5eea75629e&amp;bsft_tv=10#A_quoi_sert_une_checklist_SEO">https://www.matthieu-tranvan.fr/referencement-naturel/checklist-seo-25-bonnes-pratiques-on-site-pour-renforcer-votre-referencement-naturel.html?utm_medium=email&amp;utm_content=nov-18-has-completed-mentoring-session-student&amp;bsft_clkid=e09cf411-502b-4ccd-ac41-82cada94c21b&amp;bsft_uid=015112b3-c0d2-4076-a9b4-dbd7dd4ab566&amp;bsft_mid=60340b7f-9160-4909-849d-e9b74d3c9382&amp;bsft_eid=7244055d-47f0-a6f2-c394-7a20ebb3a726&amp;bsft_txnid=faba7694-39ef-409e-9513-fc0e6cce0e0f&amp;bsft_mime_type=html&amp;bsft_ek=2021-05-26T14%3A37%3A38Z&amp;bsft_aaid=a265d396-7432-4eb2-9c9a-ba5eea75629e&amp;bsft_tv=10#A_quoi_sert_une_checklist_SEO</text:a>)</text:p>
          </table:table-cell>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1">
          <table:table-cell table:style-name="ce2" office:value-type="float" office:value="3">
            <text:p>3</text:p>
          </table:table-cell>
          <table:table-cell table:style-name="ce4" office:value-type="string">
            <text:p>SEO</text:p>
          </table:table-cell>
          <table:table-cell table:style-name="ce4" office:value-type="string">
            <text:p>Balises meta et titres des sous parties</text:p>
          </table:table-cell>
          <table:table-cell table:style-name="ce4" office:value-type="string">
            <text:p>Absence de balises meta, ils n'indiquent aucune information et il y'a un manque d'information donnée dans le titre h1</text:p>
          </table:table-cell>
          <table:table-cell table:style-name="ce4" office:value-type="string">
            <text:p>Indiquer des titres et des balises meta (Robots / description) qui présente les pages afin de donner envie au lecteur de visiter le site</text:p>
          </table:table-cell>
          <table:table-cell table:style-name="ce4" office:value-type="string">
            <text:p>Ajouter des balises meta qui référencent le site web et qui explique le contenu que l'internaute trouvera et un titre h1 qui présente la page</text:p>
          </table:table-cell>
          <table:table-cell table:style-name="ce8" office:value-type="string">
            <text:p>La balise Title décrit le contenu d’une page. Cette description va envoyer un signal aux moteurs de recherche sur le sujet dont traite cette page. Ainsi le robot du moteur de recherche pourra correctement indexer, évaluer et positionner la page web (ht Il convient d’éviter le « bourrage » (de l’anglais Keyword stuffing) mais aussi les balises méta mots-clés qui ne sont pas en lien avec les contenus des pages Web correspondantes (<text:a xlink:href="https://www.ionos.fr/digitalguide/sites-internet/developpement-web/les-principales-balises-meta-et-leurs-fonctions/">https://www.ionos.fr/digitalguide/sites-internet/developpement-web/les-principales-balises-meta-et-leurs-fonctions/</text:a>)tps://smartkeyword.io/seo-on-page-balise-title/#pourquoi_balise_title_importante)</text:p>
          </table:table-cell>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1">
          <table:table-cell table:style-name="ce2" office:value-type="float" office:value="4">
            <text:p>4</text:p>
          </table:table-cell>
          <table:table-cell table:style-name="ce4" office:value-type="string">
            <text:p>Accessibilité / SEO</text:p>
          </table:table-cell>
          <table:table-cell table:style-name="ce4" office:value-type="string">
            <text:p>Image de textes présent sur le site, et cassage de structures de titres</text:p>
          </table:table-cell>
          <table:table-cell table:style-name="ce4" office:value-type="string">
            <text:p>Présence d'images de textes, n'aidant pas la direction au clavier des personnes, et absence d'utilisation de h2 (alors qu'il y'a des h3)</text:p>
          </table:table-cell>
          <table:table-cell table:style-name="ce4" office:value-type="string">
            <text:p>Ne pas mettre d'images de textes, n'aidant pas les personnes malvoyantes à se déplacer sur le site, et ne pas sauter les h1/h2/h3</text:p>
          </table:table-cell>
          <table:table-cell table:style-name="ce4" office:value-type="string">
            <text:p>Retirez les images et modifier la structure de la page afin qu'il n'y ai plus de saut de balise h</text:p>
          </table:table-cell>
          <table:table-cell table:style-name="ce9" office:value-type="string">
            <text:p>En plus de renforcer la visibilité dans les moteurs de recherche, utiliser du vrai texte et non des textes sous forme d’image permet aux visiteurs avec un handicap visuel ou cognitif de comprendre l’information. (<text:a xlink:href="https://accessibility.belgium.be/fr/articles/images/utilisez-du-vrai-texte-et-pas-du-texte-sous-forme-dimage">https://accessibility.belgium.be/fr/articles/images/utilisez-du-vrai-texte-et-pas-du-texte-sous-forme-dimage</text:a>) // De même, ne mélangez pas l’ordre de vos balises (pratique pénalisée par Google) (<text:a xlink:href="https://www.referenseo.com/guide-seo/balises-h1-h2-h3/">https://www.referenseo.com/guide-seo/balises-h1-h2-h3/</text:a>)</text:p>
          </table:table-cell>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1">
          <table:table-cell table:style-name="ce2" office:value-type="float" office:value="5">
            <text:p>5</text:p>
          </table:table-cell>
          <table:table-cell table:style-name="ce4" office:value-type="string">
            <text:p>Accessibilité </text:p>
          </table:table-cell>
          <table:table-cell table:style-name="ce4" office:value-type="string">
            <text:p>Police de texte dans les paragraphes p</text:p>
          </table:table-cell>
          <table:table-cell table:style-name="ce4" office:value-type="string">
            <text:p>La taille des éléments des paragraphes est trop petite pour les personnes malvoyantes</text:p>
          </table:table-cell>
          <table:table-cell table:style-name="ce4" office:value-type="string">
            <text:p>Avoir des textes d'une assez grande taille afin d'améliorer l'utilisation du site web par les personnes malvoyantes</text:p>
          </table:table-cell>
          <table:table-cell table:style-name="ce7" office:value-type="string">
            <text:p>Modifiez la taille des éléments contenu dans les balises p </text:p>
          </table:table-cell>
          <table:table-cell table:style-name="ce4" office:value-type="string">
            <text:p>Retenir une taille minimum de 12 pour des documents sous forme numérique. (<text:a xlink:href="https://www.avh.asso.fr/fr/favoriser-laccessibilite/accessibilite-numerique/accessibilite-des-documents-et-des-courriels-0">https://www.avh.asso.fr/fr/favoriser-laccessibilite/accessibilite-numerique/accessibilite-des-documents-et-des-courriels-0</text:a>)</text:p>
          </table:table-cell>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1">
          <table:table-cell table:style-name="ce2" office:value-type="float" office:value="6">
            <text:p>6</text:p>
          </table:table-cell>
          <table:table-cell table:style-name="ce4" office:value-type="string">
            <text:p>Accessibilité </text:p>
          </table:table-cell>
          <table:table-cell table:style-name="ce4" office:value-type="string">
            <text:p>Problème de contraste entre les couleurs utilisées</text:p>
          </table:table-cell>
          <table:table-cell table:style-name="ce4" office:value-type="string">
            <text:p>Le contraste entre les couleurs n'est pas suffisamment fort, et n'aide pas les personnes malvoyantes à différencier les couleurs entre elles</text:p>
          </table:table-cell>
          <table:table-cell table:style-name="ce4" office:value-type="string">
            <text:p>Ajouter du contraste entre les couleurs afin d'aider au mieux les personnes malvoyantes </text:p>
          </table:table-cell>
          <table:table-cell table:style-name="ce7" office:value-type="string">
            <text:p>Modifiez les couleurs afin d'avoir un contraste suffisant pour être conforme aux exigences du WCAG</text:p>
          </table:table-cell>
          <table:table-cell table:style-name="ce4" office:value-type="string">
            <text:p>Le contraste des couleurs DOIT être conforme aux exigences du niveau AA du WCAG 2.1 (<text:a xlink:href="https://developer.mozilla.org/fr/docs/Web/Accessibility/Mobile_accessibility_checklist?utm_medium=email&amp;utm_content=nov-18-has-completed-mentoring-session-student&amp;bsft_clkid=79d6b5ce-5ce7-48a2-a2f6-54ad506d53e1&amp;bsft_uid=015112b3-c0d2-4076-a9b4-dbd7dd4ab566&amp;bsft_mid=86a66f27-dc0a-423d-9b27-ea1fa64181db&amp;bsft_eid=7244055d-47f0-a6f2-c394-7a20ebb3a726&amp;bsft_txnid=62bafe5c-0775-4394-beaf-a80bdd46391d&amp;bsft_mime_type=html&amp;bsft_ek=2021-06-02T14%3A29%3A00Z&amp;bsft_aaid=a265d396-7432-4eb2-9c9a-ba5eea75629e&amp;bsft_tv=10">https://developer.mozilla.org/fr/docs/Web/Accessibility/Mobile_accessibility_checklist?utm_medium=email&amp;utm_content=nov-18-has-completed-mentoring-session-student&amp;bsft_clkid=79d6b5ce-5ce7-48a2-a2f6-54ad506d53e1&amp;bsft_uid=015112b3-c0d2-4076-a9b4-dbd7dd4ab566&amp;bsft_mid=86a66f27-dc0a-423d-9b27-ea1fa64181db&amp;bsft_eid=7244055d-47f0-a6f2-c394-7a20ebb3a726&amp;bsft_txnid=62bafe5c-0775-4394-beaf-a80bdd46391d&amp;bsft_mime_type=html&amp;bsft_ek=2021-06-02T14%3A29%3A00Z&amp;bsft_aaid=a265d396-7432-4eb2-9c9a-ba5eea75629e&amp;bsft_tv=10</text:a>)</text:p>
          </table:table-cell>
          <table:table-cell table:number-columns-repeated="1017"/>
        </table:table-row>
        <table:table-row table:style-name="ro1">
          <table:table-cell table:style-name="ce2"/>
          <table:table-cell table:style-name="ce4" table:number-columns-repeated="4"/>
          <table:table-cell table:style-name="ce7"/>
          <table:table-cell table:style-name="ce4"/>
          <table:table-cell table:number-columns-repeated="1017"/>
        </table:table-row>
        <table:table-row table:style-name="ro1">
          <table:table-cell table:style-name="ce2" office:value-type="float" office:value="7">
            <text:p>7</text:p>
          </table:table-cell>
          <table:table-cell table:style-name="ce4" office:value-type="string">
            <text:p>SEO</text:p>
          </table:table-cell>
          <table:table-cell table:style-name="ce4" office:value-type="string">
            <text:p>Absence de balises structurantes </text:p>
          </table:table-cell>
          <table:table-cell table:style-name="ce4" office:value-type="string">
            <text:p>Il n'y a pas de balises structurantes dans le code (Header / Footer/ nav etc..) qui défini a quoi correspond chaque élément </text:p>
          </table:table-cell>
          <table:table-cell table:style-name="ce4" office:value-type="string">
            <text:p>Indiquez un header et footer afin d'indiquer au robot de google à quoi correspond ces parties, pour pouvoir définir au mieux le contenu qu'il voit</text:p>
          </table:table-cell>
          <table:table-cell table:style-name="ce7" office:value-type="string">
            <text:p>Ajoutez des balises structurantes (Header / Footer / Nav / Article / etc.. )</text:p>
          </table:table-cell>
          <table:table-cell table:style-name="ce4" office:value-type="string">
            <text:p>En utilisant correctement les balises HTML5 sémantiques à la place des &lt;div&gt;, vous simplifiez le traitement de vos pages par les machines. (<text:a xlink:href="https://fr.semrush.com/blog/balises-structurelles-html-semantique/">https://fr.semrush.com/blog/balises-structurelles-html-semantique/</text:a>)</text:p>
          </table:table-cell>
          <table:table-cell table:number-columns-repeated="1017"/>
        </table:table-row>
        <table:table-row table:style-name="ro1">
          <table:table-cell table:style-name="ce2"/>
          <table:table-cell table:style-name="ce4" table:number-columns-repeated="6"/>
          <table:table-cell table:number-columns-repeated="1017"/>
        </table:table-row>
        <table:table-row table:style-name="ro1">
          <table:table-cell table:style-name="ce2" office:value-type="float" office:value="8">
            <text:p>8</text:p>
          </table:table-cell>
          <table:table-cell table:style-name="ce4" office:value-type="string">
            <text:p>SEO</text:p>
          </table:table-cell>
          <table:table-cell table:style-name="ce4" office:value-type="string">
            <text:p>Poids des images (Chargement du site web)</text:p>
          </table:table-cell>
          <table:table-cell table:style-name="ce4" office:value-type="string">
            <text:p>Présence d'images trop lourdes sur le site ou à un format incorrect pour l'affichage web (.bmp)</text:p>
          </table:table-cell>
          <table:table-cell table:style-name="ce4" office:value-type="string">
            <text:p>Utilisez des images de bonnes dimensions (Indiquez les dimensions width et height), moins lourdes à charger, et de type .jpg, .png ou .gif (Si il est animé)</text:p>
          </table:table-cell>
          <table:table-cell table:style-name="ce4" office:value-type="string">
            <text:p>Transformez les images de .bmp en .jpeg ou .png et redimensionnez toutes les images afin d'accélérer le chargement du site web</text:p>
          </table:table-cell>
          <table:table-cell table:style-name="ce9" office:value-type="string">
            <text:p>Le poids de vos images peut avoir un impact considérable sur leur temps de chargement. Après tout, plus elles sont lourdes, plus elles prennent de temps à s’afficher correctement. Afin d’assurer un temps de chargement adéquat, le poids de vos images devrait se situer sous les 100 Ko. (<text:a xlink:href="https://dialekta.com/fr/blog/ameliorer-temps-chargement-avec-images/">https://dialekta.com/fr/blog/ameliorer-temps-chargement-avec-images/</text:a>)</text:p>
          </table:table-cell>
          <table:table-cell table:number-columns-repeated="1017"/>
        </table:table-row>
        <table:table-row table:style-name="ro1">
          <table:table-cell table:style-name="ce2"/>
          <table:table-cell table:style-name="ce4" table:number-columns-repeated="6"/>
          <table:table-cell table:number-columns-repeated="1017"/>
        </table:table-row>
        <table:table-row table:style-name="ro1">
          <table:table-cell table:style-name="ce2" office:value-type="float" office:value="9">
            <text:p>9</text:p>
          </table:table-cell>
          <table:table-cell table:style-name="ce4" office:value-type="string">
            <text:p>Accessibilité / SEO</text:p>
          </table:table-cell>
          <table:table-cell table:style-name="ce4" office:value-type="string">
            <text:p>Utilisation des balises alt des images inapproprié</text:p>
          </table:table-cell>
          <table:table-cell table:style-name="ce4" office:value-type="string">
            <text:p>Les balises alt présentes pour décrire les images ne sont pas utilisées comme telles, mais plutôt utilisées pour faire du key stuffing</text:p>
          </table:table-cell>
          <table:table-cell table:style-name="ce4" office:value-type="string">
            <text:p>Utiliser les balises alt afin de décrire l'image pour les personnes malvoyantes</text:p>
          </table:table-cell>
          <table:table-cell table:style-name="ce4" office:value-type="string">
            <text:p>Insérer une description texte dans la balise alt pour les images</text:p>
          </table:table-cell>
          <table:table-cell table:style-name="ce4" office:value-type="string">
            <text:p>Dans la balise ALT de votre image, ne vous contentez pas d’écrire un mot pour définir ce qu’elle représente. Il est effectivement question de positionner dans cette balise une description précise de l’image. (<text:a xlink:href="https://www.redacteur.com/blog/seo-balise-alt-images/">https://www.redacteur.com/blog/seo-balise-alt-images/</text:a>)</text:p>
          </table:table-cell>
          <table:table-cell table:style-name="ce4" table:number-columns-repeated="5"/>
          <table:table-cell table:number-columns-repeated="1012"/>
        </table:table-row>
        <table:table-row table:style-name="ro1">
          <table:table-cell table:style-name="ce2"/>
          <table:table-cell table:style-name="ce4" table:number-columns-repeated="6"/>
          <table:table-cell table:number-columns-repeated="1017"/>
        </table:table-row>
        <table:table-row table:style-name="ro1">
          <table:table-cell table:style-name="ce2" office:value-type="float" office:value="10">
            <text:p>10</text:p>
          </table:table-cell>
          <table:table-cell table:style-name="ce4" office:value-type="string">
            <text:p>SEO</text:p>
          </table:table-cell>
          <table:table-cell table:style-name="ce4" office:value-type="string">
            <text:p>Aria / label </text:p>
          </table:table-cell>
          <table:table-cell table:style-name="ce4" office:value-type="string">
            <text:p>Absence de label dans le code, qui n'aide pas les utilisateurs à voir ce qu'ils doivent faire</text:p>
          </table:table-cell>
          <table:table-cell table:style-name="ce4" office:value-type="string">
            <text:p>Utiliser des labels clairs et concis et des ARIAS pour aider au mieux les utilisateurs à remplir un formulaire</text:p>
          </table:table-cell>
          <table:table-cell table:style-name="ce4" office:value-type="string">
            <text:p>Ajouter des labels et des ARIAS</text:p>
          </table:table-cell>
          <table:table-cell table:style-name="ce4" office:value-type="string">
            <text:p>(<text:a xlink:href="https://developer.mozilla.org/fr/docs/Web/HTML/Element/Label">https://developer.mozilla.org/fr/docs/Web/HTML/Element/Label</text:a>)</text:p>
          </table:table-cell>
          <table:table-cell table:number-columns-repeated="1017"/>
        </table:table-row>
        <table:table-row table:style-name="ro1" table:number-rows-repeated="5">
          <table:table-cell table:style-name="ce2"/>
          <table:table-cell table:style-name="ce4" table:number-columns-repeated="6"/>
          <table:table-cell table:number-columns-repeated="1017"/>
        </table:table-row>
        <table:table-row table:style-name="ro1">
          <table:table-cell table:style-name="ce3"/>
          <table:table-cell table:style-name="ce6" table:number-columns-repeated="4"/>
          <table:table-cell table:style-name="ce4" table:number-columns-repeated="2"/>
          <table:table-cell table:number-columns-repeated="1017"/>
        </table:table-row>
        <table:table-row table:style-name="ro1" table:number-rows-repeated="4">
          <table:table-cell table:style-name="ce2"/>
          <table:table-cell table:style-name="ce4" table:number-columns-repeated="6"/>
          <table:table-cell table:number-columns-repeated="1017"/>
        </table:table-row>
        <table:table-row table:style-name="ro1">
          <table:table-cell table:style-name="ce4" table:number-columns-repeated="7"/>
          <table:table-cell table:number-columns-repeated="1017"/>
        </table:table-row>
        <table:table-row table:style-name="ro1" table:number-rows-repeated="96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15">15/06/2021</text:date>, <text:time>13:50:5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15T13:50:58.45</dc:date>
    <meta:generator>OpenOffice/4.1.8$Win32 OpenOffice.org_project/418m3$Build-9803</meta:generator>
    <meta:editing-duration>P1DT3H48M</meta:editing-duration>
    <meta:editing-cycles>12</meta:editing-cycles>
    <meta:document-statistic meta:table-count="1" meta:cell-count="78" meta:object-count="0"/>
  </office:meta>
</office:document-meta>
</file>